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DAOImpl.getHea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DAOImpl.setData( Eleme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DAOImpl.Message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DAOImpl.getData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DAOImpl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AOImpl.setHeader( Eleme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DAOImpl.MessageDAOImpl( QName type , MessageExchangeDAOImpl 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AOImpl.setType(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